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SSARINHO_BAIXO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56 USF PASSARINHO BAIX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PASSARINHO BAIXO II, 0002400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30M0S" table:style-name="ce3">
            <text:p>15:30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E MARIA DOS SANTOS</text:p>
          </table:table-cell>
          <table:table-cell office:value-type="date" office:date-value="1993-11-10T00:00:00" table:style-name="ce2">
            <text:p>10/11/1993</text:p>
          </table:table-cell>
          <table:table-cell office:value-type="string" table:style-name="ce1">
            <text:p>31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363.454-75</text:p>
          </table:table-cell>
          <table:table-cell office:value-type="float" office:value="700408466233343" table:style-name="ce1">
            <text:p>7,00408E+14</text:p>
          </table:table-cell>
          <table:table-cell office:value-type="string" table:style-name="ce1">
            <text:p>(81) 98329-65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riti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8" table:style-name="ce1">
            <text:p>78,8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2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ICA PEREIRA DA SILVA</text:p>
          </table:table-cell>
          <table:table-cell office:value-type="date" office:date-value="1990-08-19T00:00:00" table:style-name="ce2">
            <text:p>19/08/1990</text:p>
          </table:table-cell>
          <table:table-cell office:value-type="string" table:style-name="ce1">
            <text:p>35 ano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3.035.544-67</text:p>
          </table:table-cell>
          <table:table-cell office:value-type="float" office:value="700502166890857" table:style-name="ce1">
            <text:p>7,00502E+14</text:p>
          </table:table-cell>
          <table:table-cell office:value-type="string" table:style-name="ce1">
            <text:p>(81) 99729-58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ário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1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69" table:style-name="ce1">
            <text:p>169</text:p>
          </table:table-cell>
          <table:table-cell office:value-type="date" office:date-value="2021-11-29T00:00:00" table:style-name="ce2">
            <text:p>29/11/2021</text:p>
          </table:table-cell>
          <table:table-cell office:value-type="string" table:style-name="ce1">
            <text:p>115/75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1" table:style-name="ce1">
            <text:p>23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5:13Z</meta:creation-date>
    <dc:date>2025-09-16T19:55:13Z</dc:date>
  </office:meta>
</office:document-meta>
</file>